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onditions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</table:table>
      <table:table table:name="conditions_human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№</text:p>
          </table:table-cell>
          <table:table-cell/>
          <table:table-cell office:value-type="string">
            <text:p>air1</text:p>
          </table:table-cell>
          <table:table-cell office:value-type="string">
            <text:p>water1</text:p>
          </table:table-cell>
          <table:table-cell office:value-type="string">
            <text:p>duration1</text:p>
          </table:table-cell>
          <table:table-cell office:value-type="string">
            <text:p>air2</text:p>
          </table:table-cell>
          <table:table-cell office:value-type="string">
            <text:p>water2</text:p>
          </table:table-cell>
          <table:table-cell office:value-type="string">
            <text:p>duration2</text:p>
          </table:table-cell>
          <table:table-cell office:value-type="string">
            <text:p>air3</text:p>
          </table:table-cell>
          <table:table-cell office:value-type="string">
            <text:p>water3</text:p>
          </table:table-cell>
          <table:table-cell office:value-type="string">
            <text:p>duration3</text:p>
          </table:table-cell>
          <table:table-cell office:value-type="string">
            <text:p>temperature (C)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р. </number:text>
    </number:number-style>
    <number:number-style style:name="N133P1" style:volatile="true">
      <number:text>-</number:text>
      <number:number number:decimal-places="0" number:min-integer-digits="1" number:grouping="true"/>
      <number:text>р. </number:text>
    </number:number-style>
    <number:number-style style:name="N133P2" style:volatile="true">
      <number:text> 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.03.2010</text:date>, <text:time>12:24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2:23:30.31</meta:creation-date>
    <dc:date>2010-03-25T12:24:31.17</dc:date>
    <meta:editing-duration>PT00H01M00S</meta:editing-duration>
    <meta:editing-cycles>3</meta:editing-cycles>
    <meta:generator>OpenOffice.org/3.2$Win32 OpenOffice.org_project/320m12$Build-9483</meta:generator>
    <meta:document-statistic meta:table-count="2" meta:cell-count="242" meta:object-count="0"/>
  </office:meta>
</office:document-meta>
</file>